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503cm"/>
      <style:text-properties fo:color="#f8f8f2" style:font-name="Consolas" fo:font-size="10.5pt" fo:font-weight="normal" fo:background-color="#282a36"/>
    </style:style>
    <style:style style:name="P2" style:family="paragraph" style:parent-style-name="Standard">
      <style:paragraph-properties fo:margin-top="0cm" fo:margin-bottom="0cm" style:line-height-at-least="0.503cm"/>
      <style:text-properties fo:color="#f8f8f2" fo:background-color="#282a36"/>
    </style:style>
    <style:style style:name="P3" style:family="paragraph" style:parent-style-name="Standard">
      <style:paragraph-properties fo:margin-top="0cm" fo:margin-bottom="0cm" style:line-height-at-least="0.503cm"/>
      <style:text-properties fo:color="#6272a4" style:font-name="Consolas" fo:font-size="10.5pt" fo:font-weight="normal" fo:background-color="#282a36"/>
    </style:style>
    <style:style style:name="P4" style:family="paragraph" style:parent-style-name="Standard">
      <style:paragraph-properties fo:margin-top="0cm" fo:margin-bottom="0cm" style:line-height-at-least="0.503cm"/>
      <style:text-properties fo:color="#f8f8f2" style:font-name="Consolas" fo:font-size="10.5pt" fo:font-weight="normal" fo:background-color="#282a36"/>
    </style:style>
    <style:style style:name="P5" style:family="paragraph" style:parent-style-name="Standard">
      <style:paragraph-properties fo:margin-top="0cm" fo:margin-bottom="0cm" style:line-height-at-least="0.503cm"/>
      <style:text-properties fo:color="#f8f8f2" fo:background-color="#282a36"/>
    </style:style>
    <style:style style:name="P6" style:family="paragraph" style:parent-style-name="Standard">
      <style:paragraph-properties fo:margin-top="0cm" fo:margin-bottom="0cm" style:line-height-at-least="0.503cm"/>
      <style:text-properties fo:color="#6272a4" style:font-name="Consolas" fo:font-size="10.5pt" fo:font-weight="normal" fo:background-color="#282a36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color="#ff79c6"/>
    </style:style>
    <style:style style:name="T2" style:family="text">
      <style:text-properties fo:color="#ff79c6" style:font-name="Consolas" fo:font-size="10.5pt" fo:font-weight="normal"/>
    </style:style>
    <style:style style:name="T3" style:family="text">
      <style:text-properties fo:color="#8be9fd"/>
    </style:style>
    <style:style style:name="T4" style:family="text">
      <style:text-properties fo:color="#8be9fd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6272a4" style:font-name="Consolas" fo:font-size="10.5pt" fo:font-weight="normal"/>
    </style:style>
    <style:style style:name="T7" style:family="text">
      <style:text-properties fo:color="#6272a4" style:font-name="Consolas" fo:font-size="10.5pt" fo:font-weight="normal" fo:background-color="#282a36"/>
    </style:style>
    <style:style style:name="T8" style:family="text">
      <style:text-properties fo:color="#bd93f9"/>
    </style:style>
    <style:style style:name="T9" style:family="text">
      <style:text-properties fo:color="#bd93f9" style:font-name="Consolas" fo:font-size="10.5pt" fo:font-weight="normal"/>
    </style:style>
    <style:style style:name="T10" style:family="text">
      <style:text-properties fo:color="#bd93f9" style:font-name="Consolas" fo:font-size="10.5pt" fo:font-style="italic" fo:font-weight="normal"/>
    </style:style>
    <style:style style:name="T11" style:family="text">
      <style:text-properties fo:color="#ffb86c" style:font-name="Consolas" fo:font-size="10.5pt" fo:font-style="italic" fo:font-weight="normal"/>
    </style:style>
    <style:style style:name="T12" style:family="text">
      <style:text-properties fo:color="#50fa7b"/>
    </style:style>
    <style:style style:name="T13" style:family="text">
      <style:text-properties fo:color="#50fa7b" style:font-name="Consolas" fo:font-size="10.5pt" fo:font-weight="normal"/>
    </style:style>
    <style:style style:name="T14" style:family="text">
      <style:text-properties fo:color="#f1fa8c"/>
    </style:style>
    <style:style style:name="T15" style:family="text">
      <style:text-properties fo:color="#f1fa8c" style:font-name="Consolas" fo:font-size="10.5pt" fo:font-weight="normal"/>
    </style:style>
    <style:style style:name="T16" style:family="text">
      <style:text-properties fo:color="#e9f284"/>
    </style:style>
    <style:style style:name="T17" style:family="text">
      <style:text-properties fo:color="#e9f284" style:font-name="Consolas" fo:font-size="10.5pt" fo:font-weight="normal"/>
    </style:style>
    <style:style style:name="T18" style:family="text">
      <style:text-properties fo:color="#f8f8f2" style:font-name="Consolas" fo:font-size="10.5pt" fo:font-weight="normal" fo:background-color="#282a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48442177754037425" text:style-name="Outline">
        <text:list-item>
          <text:p text:style-name="P7">Object-Oriented Programming in Python – Practice Set</text:p>
          <text:list>
            <text:list-item>
              <text:h text:style-name="Heading_20_2" text:outline-level="2">Exercise 1: Book Class</text:h>
            </text:list-item>
          </text:list>
        </text:list-item>
      </text:list>
      <text:p text:style-name="Standard">Create a class `Book` with attributes `title` and `author`. Create two book objects and print their information.</text:p>
      <text:p text:style-name="Standard"><text:line-break/>Write your code here:<text:line-break/><text:span text:style-name="T7">#Primero defino la clase</text:span></text:p>
      <text:p text:style-name="P1"><text:span text:style-name="T1">class</text:span> <text:span text:style-name="T3">book</text:span>:</text:p>
      <text:p text:style-name="P2">    <text:span text:style-name="T6">#esta funcion se usa como construcor que inicia las variables title y autor </text:span></text:p>
      <text:p text:style-name="P2">    <text:span text:style-name="T2">def</text:span><text:span text:style-name="T5"> </text:span><text:span text:style-name="T9">__init__</text:span><text:span text:style-name="T5">(</text:span><text:span text:style-name="T10">self</text:span><text:span text:style-name="T5">, </text:span><text:span text:style-name="T11">title</text:span><text:span text:style-name="T5">, </text:span><text:span text:style-name="T11">author</text:span><text:span text:style-name="T5">):</text:span></text:p>
      <text:p text:style-name="P2">        <text:span text:style-name="T10">self</text:span><text:span text:style-name="T5">.title</text:span><text:span text:style-name="T2">=</text:span><text:span text:style-name="T11">title</text:span></text:p>
      <text:p text:style-name="P2">        <text:span text:style-name="T10">self</text:span><text:span text:style-name="T5">.author</text:span><text:span text:style-name="T2">=</text:span><text:span text:style-name="T11">author</text:span></text:p>
      <text:p text:style-name="P2">    <text:span text:style-name="T6">#esta funcion se usa para printear los objetos que se crean abajo</text:span></text:p>
      <text:p text:style-name="P2">    <text:span text:style-name="T2">def</text:span><text:span text:style-name="T5"> </text:span><text:span text:style-name="T13">decirLib</text:span><text:span text:style-name="T5">(</text:span><text:span text:style-name="T10">self</text:span><text:span text:style-name="T5">):</text:span></text:p>
      <text:p text:style-name="P2">        <text:span text:style-name="T13">print</text:span><text:span text:style-name="T5">(</text:span><text:span text:style-name="T2">f</text:span><text:span text:style-name="T15">"El libro creado es </text:span><text:span text:style-name="T9">{</text:span><text:span text:style-name="T10">self</text:span><text:span text:style-name="T5">.title</text:span><text:span text:style-name="T9">}</text:span><text:span text:style-name="T15"> y el autor es </text:span><text:span text:style-name="T9">{</text:span><text:span text:style-name="T10">self</text:span><text:span text:style-name="T5">.author</text:span><text:span text:style-name="T9">}</text:span><text:span text:style-name="T15">"</text:span><text:span text:style-name="T5">)</text:span></text:p>
      <text:p text:style-name="P3">#Crear Objetos</text:p>
      <text:p text:style-name="P1">libro1<text:span text:style-name="T1">=</text:span><text:span text:style-name="T3">book</text:span>(<text:span text:style-name="T16">"</text:span><text:span text:style-name="T14">Prueba1</text:span><text:span text:style-name="T16">"</text:span>,<text:span text:style-name="T16">"</text:span><text:span text:style-name="T14">yo</text:span><text:span text:style-name="T16">"</text:span>)</text:p>
      <text:p text:style-name="P1">libro2<text:span text:style-name="T1">=</text:span><text:span text:style-name="T3">book</text:span>(<text:span text:style-name="T16">"</text:span><text:span text:style-name="T14">Prueba2</text:span><text:span text:style-name="T16">"</text:span>,<text:span text:style-name="T16">"</text:span><text:span text:style-name="T14">tabienYO</text:span><text:span text:style-name="T16">"</text:span>)</text:p>
      <text:p text:style-name="P1">libro1.<text:span text:style-name="T12">decirLib</text:span>()</text:p>
      <text:p text:style-name="P1">libro2.<text:span text:style-name="T12">decirLib</text:span>()</text:p>
      <text:p text:style-name="P1"/>
      <text:p text:style-name="Standard"><text:line-break/><text:line-break/><text:line-break/></text:p>
      <text:list xml:id="list40280132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P8" text:outline-level="2">Exercise 2: Car Class with Class Attribute</text:h>
            </text:list-item>
          </text:list>
        </text:list-item>
      </text:list>
      <text:p text:style-name="Standard">Create a class `Car` with a class attribute `wheels = 4` and instance attributes `brand` and `model`. Print the car information.</text:p>
      <text:p text:style-name="Standard"><text:line-break/>Write your code here:<text:line-break/><text:span text:style-name="T18">#paso 1 definimos clase y le metemos attrib si necesita </text:span></text:p>
      <text:p text:style-name="P1"><text:span text:style-name="T1">class</text:span> <text:span text:style-name="T3">car</text:span>:</text:p>
      <text:p text:style-name="P2">    <text:span text:style-name="T5">wheels</text:span><text:span text:style-name="T2">=</text:span><text:span text:style-name="T9">4</text:span></text:p>
      <text:p text:style-name="P2">    <text:span text:style-name="T6">#Paso 2 ponemos un construct y metemos los attributos que pida el enek </text:span></text:p>
      <text:p text:style-name="P2">    <text:span text:style-name="T2">def</text:span><text:span text:style-name="T5"> </text:span><text:span text:style-name="T9">__init__</text:span><text:span text:style-name="T5">(</text:span><text:span text:style-name="T10">self</text:span><text:span text:style-name="T5">, </text:span><text:span text:style-name="T11">brand</text:span><text:span text:style-name="T5">,</text:span><text:span text:style-name="T11">model</text:span><text:span text:style-name="T5">):</text:span></text:p>
      <text:p text:style-name="P2">        <text:span text:style-name="T10">self</text:span><text:span text:style-name="T5">.brand</text:span><text:span text:style-name="T2">=</text:span><text:span text:style-name="T11">brand</text:span></text:p>
      <text:p text:style-name="P2">        <text:span text:style-name="T10">self</text:span><text:span text:style-name="T5">.model</text:span><text:span text:style-name="T2">=</text:span><text:span text:style-name="T11">model</text:span></text:p>
      <text:p text:style-name="P2">    <text:span text:style-name="T6">#el paso 3 podemos crear un funcion que printe algo o que haga cosas con </text:span></text:p>
      <text:p text:style-name="P2">    <text:span text:style-name="T6">#los objetos que creemos de la clase.</text:span></text:p>
      <text:p text:style-name="P2">    <text:span text:style-name="T2">def</text:span><text:span text:style-name="T5"> </text:span><text:span text:style-name="T13">infoDelCar</text:span><text:span text:style-name="T5">(</text:span><text:span text:style-name="T10">self</text:span><text:span text:style-name="T5">):</text:span></text:p>
      <text:p text:style-name="P2">        <text:span text:style-name="T13">print</text:span><text:span text:style-name="T5">(</text:span><text:span text:style-name="T2">f</text:span><text:span text:style-name="T15">" Brand: </text:span><text:span text:style-name="T9">{</text:span><text:span text:style-name="T10">self</text:span><text:span text:style-name="T5">.brand</text:span><text:span text:style-name="T9">}</text:span><text:span text:style-name="T15"> Model: </text:span><text:span text:style-name="T9">{</text:span><text:span text:style-name="T10">self</text:span><text:span text:style-name="T5">.model</text:span><text:span text:style-name="T9">}</text:span><text:span text:style-name="T15"> wheels: </text:span><text:span text:style-name="T9">{</text:span><text:span text:style-name="T4">car</text:span><text:span text:style-name="T5">.wheels</text:span><text:span text:style-name="T9">}</text:span><text:span text:style-name="T15">"</text:span><text:span text:style-name="T5">)</text:span></text:p>
      <text:p text:style-name="P3">##Aqui esta la obra donde se construyen los objetos</text:p>
      <text:p text:style-name="P1">coche1<text:span text:style-name="T1">=</text:span><text:span text:style-name="T3">car</text:span>(<text:span text:style-name="T16">"</text:span><text:span text:style-name="T14">Ferrari</text:span><text:span text:style-name="T16">"</text:span>,<text:span text:style-name="T16">"</text:span><text:span text:style-name="T14">488 GT3 EVO</text:span><text:span text:style-name="T16">"</text:span>)</text:p>
      <text:p text:style-name="P1">coche1.<text:span text:style-name="T12">infoDelCar</text:span>()</text:p>
      <text:list xml:id="list40278582" text:continue-numbering="true" text:style-name="Outline">
        <text:list-item>
          <text:list>
            <text:list-item>
              <text:h text:style-name="Heading_20_2" text:outline-level="2">Exercise 3: Dog Speak Method</text:h>
            </text:list-item>
          </text:list>
        </text:list-item>
      </text:list>
      <text:p text:style-name="Standard">Create a class `Dog` with attributes `name` and `age`, and a method `speak(sound)` that prints a message like 'Rex says Woof'.</text:p>
      <text:p text:style-name="Standard"><text:line-break/>Write your code here:<text:line-break/><text:span text:style-name="T7">#Creo la clase</text:span></text:p>
      <text:p text:style-name="P1"><text:span text:style-name="T1">class</text:span> <text:span text:style-name="T3">dog</text:span>:</text:p>
      <text:p text:style-name="P2">    <text:span text:style-name="T6">#Metodo Bob (el constructor) para iniciar las variables</text:span></text:p>
      <text:p text:style-name="P2">    <text:span text:style-name="T6">#que conponen el objeto</text:span></text:p>
      <text:p text:style-name="P2">    <text:span text:style-name="T2">def</text:span><text:span text:style-name="T5"> </text:span><text:span text:style-name="T9">__init__</text:span><text:span text:style-name="T5">(</text:span><text:span text:style-name="T10">self</text:span><text:span text:style-name="T5">, </text:span><text:span text:style-name="T11">name</text:span><text:span text:style-name="T5">, </text:span><text:span text:style-name="T11">age</text:span><text:span text:style-name="T5">):</text:span></text:p>
      <text:p text:style-name="P2">        <text:span text:style-name="T10">self</text:span><text:span text:style-name="T5">.name</text:span><text:span text:style-name="T2">=</text:span><text:span text:style-name="T11">name</text:span></text:p>
      <text:p text:style-name="P2">        <text:span text:style-name="T10">self</text:span><text:span text:style-name="T5">.age</text:span><text:span text:style-name="T2">=</text:span><text:span text:style-name="T11">age</text:span></text:p>
      <text:p text:style-name="P2">    <text:span text:style-name="T6">#Metodo que en este caso hace ladrar al bobi</text:span></text:p>
      <text:p text:style-name="P2">    <text:span text:style-name="T2">def</text:span><text:span text:style-name="T5"> </text:span><text:span text:style-name="T13">speak</text:span><text:span text:style-name="T5">(</text:span><text:span text:style-name="T10">self</text:span><text:span text:style-name="T5">):</text:span></text:p>
      <text:p text:style-name="P2">        <text:span text:style-name="T5">bark</text:span><text:span text:style-name="T2">=</text:span><text:span text:style-name="T17">"</text:span><text:span text:style-name="T15">Woof</text:span><text:span text:style-name="T17">"</text:span></text:p>
      <text:p text:style-name="P2">        <text:span text:style-name="T13">print</text:span><text:span text:style-name="T5">(</text:span><text:span text:style-name="T2">f</text:span><text:span text:style-name="T15">"</text:span><text:span text:style-name="T9">{</text:span><text:span text:style-name="T10">self</text:span><text:span text:style-name="T5">.name</text:span><text:span text:style-name="T9">}</text:span><text:span text:style-name="T15"> dice </text:span><text:span text:style-name="T9">{</text:span><text:span text:style-name="T5">bark</text:span><text:span text:style-name="T9">}</text:span><text:span text:style-name="T15">"</text:span><text:span text:style-name="T5">)</text:span></text:p>
      <text:p text:style-name="P3">#construyo los objetos.</text:p>
      <text:p text:style-name="P1">nombre<text:span text:style-name="T1">=</text:span><text:span text:style-name="T3">dog</text:span>(<text:span text:style-name="T16">"</text:span><text:span text:style-name="T14">bobi</text:span><text:span text:style-name="T16">"</text:span>,<text:span text:style-name="T8">1</text:span>)</text:p>
      <text:p text:style-name="P1">nombre.<text:span text:style-name="T12">speak</text:span>()</text:p>
      <text:p text:style-name="Standard"><text:line-break/><text:line-break/><text:soft-page-break/><text:line-break/></text:p>
      <text:list xml:id="list40294720" text:continue-numbering="true" text:style-name="Outline">
        <text:list-item>
          <text:list>
            <text:list-item>
              <text:h text:style-name="Heading_20_2" text:outline-level="2">Exercise 4: Dog __str__ Method</text:h>
            </text:list-item>
          </text:list>
        </text:list-item>
      </text:list>
      <text:p text:style-name="Standard">Add a `__str__` method to the `Dog` class that returns a string like 'Rex is 5 years old'.</text:p>
      <text:p text:style-name="Standard"><text:line-break/>Write your code here:<text:line-break/><text:span text:style-name="T7">#Creo la clase</text:span></text:p>
      <text:p text:style-name="P1"><text:span text:style-name="T1">class</text:span> <text:span text:style-name="T3">dog</text:span>:</text:p>
      <text:p text:style-name="P2">    <text:span text:style-name="T6">#Metodo Bob (el constructor) para iniciar las variables</text:span></text:p>
      <text:p text:style-name="P2">    <text:span text:style-name="T6">#que conponen el objeto</text:span></text:p>
      <text:p text:style-name="P2">    <text:span text:style-name="T2">def</text:span><text:span text:style-name="T5"> </text:span><text:span text:style-name="T9">__init__</text:span><text:span text:style-name="T5">(</text:span><text:span text:style-name="T10">self</text:span><text:span text:style-name="T5">, </text:span><text:span text:style-name="T11">name</text:span><text:span text:style-name="T5">, </text:span><text:span text:style-name="T11">age</text:span><text:span text:style-name="T5">):</text:span></text:p>
      <text:p text:style-name="P2">        <text:span text:style-name="T10">self</text:span><text:span text:style-name="T5">.name</text:span><text:span text:style-name="T2">=</text:span><text:span text:style-name="T11">name</text:span></text:p>
      <text:p text:style-name="P2">        <text:span text:style-name="T10">self</text:span><text:span text:style-name="T5">.age</text:span><text:span text:style-name="T2">=</text:span><text:span text:style-name="T11">age</text:span></text:p>
      <text:p text:style-name="P2">    <text:span text:style-name="T6">#Metodo para poner en texto plano el contenido de las vareiables (creo preguntar) </text:span></text:p>
      <text:p text:style-name="P2">    <text:span text:style-name="T2">def</text:span><text:span text:style-name="T5"> </text:span><text:span text:style-name="T9">__str__</text:span><text:span text:style-name="T5">(</text:span><text:span text:style-name="T10">self</text:span><text:span text:style-name="T5">):</text:span></text:p>
      <text:p text:style-name="P2">        <text:span text:style-name="T2">return</text:span><text:span text:style-name="T5"> </text:span><text:span text:style-name="T2">f</text:span><text:span text:style-name="T15">"</text:span><text:span text:style-name="T9">{</text:span><text:span text:style-name="T10">self</text:span><text:span text:style-name="T5">.name</text:span><text:span text:style-name="T9">}</text:span><text:span text:style-name="T15"> tiene </text:span><text:span text:style-name="T9">{</text:span><text:span text:style-name="T10">self</text:span><text:span text:style-name="T5">.age</text:span><text:span text:style-name="T9">}</text:span><text:span text:style-name="T15"> años"</text:span></text:p>
      <text:p text:style-name="P3">#construyo los objetos.</text:p>
      <text:p text:style-name="P1">nombre<text:span text:style-name="T1">=</text:span><text:span text:style-name="T3">dog</text:span>(<text:span text:style-name="T16">"</text:span><text:span text:style-name="T14">bobi</text:span><text:span text:style-name="T16">"</text:span>,<text:span text:style-name="T8">1</text:span>)</text:p>
      <text:p text:style-name="P3">#muestra el objeto</text:p>
      <text:p text:style-name="P1"><text:span text:style-name="T8">print</text:span>(nombre)</text:p>
      <text:p text:style-name="Standard"><text:span text:style-name="T7"/></text:p>
      <text:list xml:id="list40301432" text:continue-numbering="true" text:style-name="Outline">
        <text:list-item>
          <text:list>
            <text:list-item>
              <text:h text:style-name="Heading_20_2" text:outline-level="2">Exercise 5: BankAccount Encapsulation (Pregunta anda)</text:h>
            </text:list-item>
          </text:list>
        </text:list-item>
      </text:list>
      <text:p text:style-name="Standard">Create a class `BankAccount` with a private attribute `__balance`. Add methods `deposit()`, `withdraw()`, and `get_balance()`.</text:p>
      <text:p text:style-name="Standard"><text:line-break/>Write your code here:<text:line-break/></text:p>
      <text:p text:style-name="Standard"><text:line-break/><text:line-break/><text:line-break/></text:p>
      <text:list xml:id="list40289542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P8" text:outline-level="2">Exercise 6: Animal Inheritance</text:h>
            </text:list-item>
          </text:list>
        </text:list-item>
      </text:list>
      <text:p text:style-name="Standard">Create a base class `Animal` and subclasses `Dog` and `Cat` that override a `speak()` method.</text:p>
      <text:p text:style-name="Standard"><text:line-break/>Write your code here:<text:line-break/><text:line-break/><text:line-break/><text:line-break/></text:p>
      <text:list xml:id="list40287538" text:continue-numbering="true" text:style-name="Outline">
        <text:list-item>
          <text:list>
            <text:list-item>
              <text:h text:style-name="Heading_20_2" text:outline-level="2">Exercise 7: Polymorphism Function</text:h>
            </text:list-item>
          </text:list>
        </text:list-item>
      </text:list>
      <text:p text:style-name="Standard">Use polymorphism to define a function `animal_sound(animal)` that calls `speak()` on any type of animal.</text:p>
      <text:p text:style-name="Standard"><text:line-break/>Write your code here:<text:line-break/><text:line-break/><text:line-break/><text:line-break/></text:p>
      <text:list xml:id="list40297960" text:continue-numbering="true" text:style-name="Outline">
        <text:list-item>
          <text:list>
            <text:list-item>
              <text:h text:style-name="Heading_20_2" text:outline-level="2">Exercise 8: Shape Abstraction</text:h>
            </text:list-item>
          </text:list>
        </text:list-item>
      </text:list>
      <text:p text:style-name="Standard">Create an abstract class `Shape` with method `area()`. Implement subclasses `Circle` and `Rectangle` that calculate their area.</text:p>
      <text:p text:style-name="Standard"><text:line-break/>Write your code here:<text:line-break/><text:line-break/><text:line-break/><text:line-break/></text:p>
      <text:list xml:id="list40300808" text:continue-numbering="true" text:style-name="Outline">
        <text:list-item>
          <text:list>
            <text:list-item>
              <text:h text:style-name="Heading_20_2" text:outline-level="2">Exercise 9: Vehicle Project</text:h>
            </text:list-item>
          </text:list>
        </text:list-item>
      </text:list>
      <text:p text:style-name="Standard">Create a base class `Vehicle` and subclasses `Car` and `Motorbike` with specific methods like `open_trunk()` and `do_wheelie()`.</text:p>
      <text:p text:style-name="Standard"><text:line-break/>Write your code here:<text:line-break/><text:line-break/><text:line-break/><text:line-break/></text:p>
      <text:list xml:id="list40293645" text:continue-numbering="true" text:style-name="Outline">
        <text:list-item>
          <text:list>
            <text:list-item>
              <text:h text:style-name="Heading_20_2" text:outline-level="2"><text:soft-page-break/>Exercise 10: User Counter</text:h>
            </text:list-item>
          </text:list>
        </text:list-item>
      </text:list>
      <text:p text:style-name="Standard">Create a class `User` that counts how many users are created using a class variable `user_count`.</text:p>
      <text:p text:style-name="Standard"><text:line-break/>Write your code here:<text:line-break/><text:line-break/><text:line-break/><text:line-break/></text:p>
      <text:list xml:id="list40278333" text:continue-numbering="true" text:style-name="Outline">
        <text:list-item>
          <text:list>
            <text:list-item>
              <text:h text:style-name="Heading_20_2" text:outline-level="2">Exercise 11: Student Comparison</text:h>
            </text:list-item>
          </text:list>
        </text:list-item>
      </text:list>
      <text:p text:style-name="Standard">Create a class `Student` with attributes `name` and `grade`, and a method `__eq__` to compare grades between two students.</text:p>
      <text:p text:style-name="Standard"><text:line-break/>Write your code here:<text:line-break/><text:line-break/><text:line-break/><text:line-break/></text:p>
      <text:list xml:id="list40286878" text:continue-numbering="true" text:style-name="Outline">
        <text:list-item>
          <text:list>
            <text:list-item>
              <text:h text:style-name="Heading_20_2" text:outline-level="2">Exercise 12: Employee Default Values</text:h>
            </text:list-item>
          </text:list>
        </text:list-item>
      </text:list>
      <text:p text:style-name="Standard">Create a class `Employee` with attributes `name`, `role` (default 'Intern') and `salary` (default 0). Print different employee details.</text:p>
      <text:p text:style-name="Standard"><text:line-break/>Write your code here:<text:line-break/><text:line-break/><text:line-break/><text:line-break/></text:p>
      <text:list xml:id="list40276124" text:continue-numbering="true" text:style-name="Outline">
        <text:list-item>
          <text:list>
            <text:list-item>
              <text:h text:style-name="Heading_20_2" text:outline-level="2">Exercise 13: Temperature Getters and Setters</text:h>
            </text:list-item>
          </text:list>
        </text:list-item>
      </text:list>
      <text:p text:style-name="Standard">Create a class `Temperature` with private attribute `__celsius`, and methods `get_celsius()`, `set_celsius(value)`, and `to_fahrenheit()`.</text:p>
      <text:p text:style-name="Standard"><text:line-break/>Write your code here:<text:line-break/><text:line-break/><text:line-break/><text:line-break/></text:p>
      <text:list xml:id="list40277109" text:continue-numbering="true" text:style-name="Outline">
        <text:list-item>
          <text:list>
            <text:list-item>
              <text:h text:style-name="Heading_20_2" text:outline-level="2"><text:soft-page-break/>Exercise 14: MathUtils Static Method</text:h>
            </text:list-item>
          </text:list>
        </text:list-item>
      </text:list>
      <text:p text:style-name="Standard">Create a class `MathUtils` with a static method `is_even(number)` that returns whether a number is even.</text:p>
      <text:p text:style-name="Standard"><text:line-break/>Write your code here:<text:line-break/><text:line-break/><text:line-break/><text:line-break/></text:p>
      <text:list xml:id="list40278755" text:continue-numbering="true" text:style-name="Outline">
        <text:list-item>
          <text:list>
            <text:list-item>
              <text:h text:style-name="Heading_20_2" text:outline-level="2">Exercise 15: Person Class Method</text:h>
            </text:list-item>
          </text:list>
        </text:list-item>
      </text:list>
      <text:p text:style-name="Standard">Create a class `Person` with attributes `name` and `age`, and a class method `from_birth_year(cls, name, birth_year)` that creates a person.</text:p>
      <text:p text:style-name="Standard"><text:line-break/>Write your code here:<text:line-break/><text:line-break/><text:line-break/><text:line-break/></text:p>
      <text:list xml:id="list40281946" text:continue-numbering="true" text:style-name="Outline">
        <text:list-item>
          <text:list>
            <text:list-item>
              <text:h text:style-name="Heading_20_2" text:outline-level="2">Exercise 16: Duck Multiple Inheritance</text:h>
            </text:list-item>
          </text:list>
        </text:list-item>
      </text:list>
      <text:p text:style-name="Standard">Create two base classes `Flyable` and `Swimmable`, and a subclass `Duck` that inherits from both and implements both actions.</text:p>
      <text:p text:style-name="Standard"><text:line-break/>Write your code here:<text:line-break/><text:line-break/><text:line-break/><text:line-break/></text:p>
      <text:list xml:id="list40296861" text:continue-numbering="true" text:style-name="Outline">
        <text:list-item>
          <text:list>
            <text:list-item>
              <text:h text:style-name="Heading_20_2" text:outline-level="2">Exercise 17: Vehicle Override with super()</text:h>
            </text:list-item>
          </text:list>
        </text:list-item>
      </text:list>
      <text:p text:style-name="Standard">Create a base class `Vehicle` with a method `move()` and a subclass `Car` that overrides it but also calls `super().move()`.</text:p>
      <text:p text:style-name="Standard"><text:line-break/>Write your code here:<text:line-break/><text:line-break/><text:line-break/><text:line-break/></text:p>
      <text:list xml:id="list40277776" text:continue-numbering="true" text:style-name="Outline">
        <text:list-item>
          <text:list>
            <text:list-item>
              <text:h text:style-name="Heading_20_2" text:outline-level="2"><text:soft-page-break/>Exercise 18: Appliance Abstraction</text:h>
            </text:list-item>
          </text:list>
        </text:list-item>
      </text:list>
      <text:p text:style-name="Standard">Create an abstract class `Appliance` with abstract method `turn_on()`, and subclasses `WashingMachine` and `Microwave` implementing it.</text:p>
      <text:p text:style-name="Standard"><text:line-break/>Write your code here:<text:line-break/><text:line-break/><text:line-break/><text:line-break/></text:p>
      <text:list xml:id="list40271991" text:continue-numbering="true" text:style-name="Outline">
        <text:list-item>
          <text:list>
            <text:list-item>
              <text:h text:style-name="Heading_20_2" text:outline-level="2">Exercise 19: Car and Engine Composition</text:h>
            </text:list-item>
          </text:list>
        </text:list-item>
      </text:list>
      <text:p text:style-name="Standard">Create a class `Engine` with a method `start()` and a class `Car` that contains an engine object and calls its `start()` method.</text:p>
      <text:p text:style-name="Standard"><text:line-break/>Write your code here: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4</meta:editing-cycles>
    <meta:creation-date>2013-12-23T23:15:00</meta:creation-date>
    <dc:date>2025-10-17T20:02:04.47</dc:date>
    <meta:editing-duration>PT5H23M17S</meta:editing-duration>
    <meta:generator>OpenOffice/4.1.15$Win32 OpenOffice.org_project/4115m2$Build-9813</meta:generator>
    <dc:creator>Alex Lopez</dc:creator>
    <meta:document-statistic meta:table-count="0" meta:image-count="0" meta:object-count="0" meta:page-count="7" meta:paragraph-count="113" meta:word-count="737" meta:character-count="53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